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Standard">
      <style:paragraph-properties fo:text-align="justify" style:justify-single-word="false" style:page-number="auto"/>
    </style:style>
    <style:style style:name="P3" style:family="paragraph" style:parent-style-name="List_20_Paragraph">
      <style:paragraph-properties fo:text-align="justify" style:justify-single-word="false"/>
    </style:style>
    <style:style style:name="P4" style:family="paragraph" style:parent-style-name="List_20_Paragraph" style:list-style-name="WWNum1">
      <style:paragraph-properties fo:text-align="justify" style:justify-single-word="false"/>
    </style:style>
    <style:style style:name="P5" style:family="paragraph" style:parent-style-name="List_20_Paragraph" style:list-style-name="L1"/>
    <style:style style:name="P6" style:family="paragraph" style:parent-style-name="List_20_Paragraph">
      <style:paragraph-properties fo:margin-left="0cm" fo:margin-right="0cm" fo:text-indent="0cm" style:auto-text-indent="false"/>
    </style:style>
    <style:style style:name="T1"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mbientación futurista pero sin llegar a la ciencia ficción, unos 50 años en el futuro...</text:p>
      <text:p text:style-name="P1">Vision general.</text:p>
      <text:p text:style-name="P1">Dentro de una superpotencia controlada con mano de hierro por un gobierno tiránico y dictatorial, el ministerio de justicia delega en el de Control de Ocio la aplicación de sentencias judiciales. Una de las penas más populares es participar en el reality show <text:span text:style-name="T1">"???".</text:span> Aunque existen distintas variantes la más popular consiste en un combate a muerte entre los concursantes/reos que son llevados alguna de las localizaciones secretas habilitadas para tal evento, durante varios días han de sobrevivirá diversos peligros al tiempo que buscan a sus "compañeros" para eliminarlos y se esfuerzan en agradar a la audiencia para obtener su favor, el vencedor será premiado con indulto. No es infrecuente que algunos concursantes después de haber pasado por la experiencia, animados por la popularidad conseguida y patrocinados por marcas millonarias decidan convertir la participación del reality en su formada de vida, concursando de forma voluntaria en las siguientes ediciones.</text:p>
      <text:p text:style-name="P1"/>
      <text:p text:style-name="Standard">Reality show.</text:p>
      <text:p text:style-name="P1">El programa más popular de la época, hasta el punto de que el público apenas se preocupa por la brutalidad del castigo que a menudo se inflige a condenados por delitos menores o meras faltas. Para ellos los concursantes no son más que un medio con el que conseguir su ración diaria de entretenimiento de sobremesa.</text:p>
      <text:p text:style-name="P1">Las reglas de concurso son simples, los participantes son abandonados <text:s/>en la zona cerrada sin escapatoria, en la que tienen que sobrevivir procurándose agua y alimentos por sus propios medios y antes de que se agote el tiempo estipulado han de acabar con sus rivales. Más allá de eso cada participante tiene libertad para actuar como desee. Todo está permitido, ataques frontales, por la espalda, <text:s/>emboscadas, alianzas, traiciones… la única condición es que al finalizar el tiempo <text:s/>solo puede quedar un superviviente. De no ser así, todos los participantes son ejecutados en el orden y forma elegidos por el público.</text:p>
      <text:p text:style-name="P1">La organización a lo largo del concurso por iniciativa propio o requerimiento del publico suele distribuir por el escenario del show paquetes de ayudas que suelen ser de utilidad. Los concursantes deben encontrarlos, con frecuencia para adquirirlos deben enfrentarse y vencer algún tipo de animal o monstruo.</text:p>
      <text:p text:style-name="P1">Las únicas quejas que recibe el programa vienen de la sociedad protectora de animales, escandalizadas por el inhumano trato que reciben los animales utilizados en el evento.</text:p>
      <text:p text:style-name="P1">Para esta edición los concursantes “seleccionados” son:</text:p>
      <text:list xml:id="list3045079463438887945" text:style-name="WWNum1">
        <text:list-item>
          <text:p text:style-name="P4">Aleksandr Vasya, “el Profesional”, <text:s/>(Agresivo, prepotente, descerebrado). Vencedor de la última edición del show, seducido por la fama, el dinero y espoleado por una conocida marca refrescante y por <text:s/>la tabacalera que monopoliza el mercado, se ha estado preparando <text:s/>durante meses para participar como profesional en esta edición y poder seguir manteniendo el tren de vida. Tras su experiencia en la anterior edición y <text:soft-page-break/>decidido a darle el público lo que quiere ha enfocado su entrenamiento al aspecto físico y de combate agresivo, más preocupado por acabar con su enemigo de la forma más espectacular posible descuidando su defensa. <text:s/>Delito cometido por el cual fue incluido en el show: Hurto menor.</text:p>
        </text:list-item>
        <text:list-item>
          <text:p text:style-name="P4">Samuil Kgosi, “el furtivo”, <text:s/>(Hábil, <text:s/>avaricioso, sin escrúpulos). <text:s/>Nativo de un pequeño pueblo situado al sur cerca de la frontera, acostumbraba a escapar del hambre que acosaba a sus conciudadanos aprovechando sus habilidades como cazador sin preocuparse demasiado por el hecho de que la caza furtiva este tipificada como delito grave. Habilidoso por naturaleza con frecuencia se encontraba con más presas de las que necesitaba para sobrevivir, no tardó en iniciar un próspero y clandestino negocio con la venta de “carne”, aunque no le faltaban clientes dado lo preciado del recurso, los precios abusivos le llevaron a despertar una buena cantidad de odio. En esta situación que alguien denunciase su delito solo era cuestión de tiempo. Delito cometido: Caza furtiva.</text:p>
        </text:list-item>
        <text:list-item>
          <text:p text:style-name="P4">Mihalis Mikhalis, “El deportista”, (Resistente, decidido, nihilista). Los continuos éxitos en pruebas menores acabaron atrayendo sobre él la mirada del ministerio de deporte. El prestigio deportivo es de gran importancia para una nación y la maratón olímpica, es la disciplina cumbre, seleccionado para formar parte del equipo. Se benefició de toda clase de becas y ayudas durante los años de su formación, gozando de un nivel de vida al alcance de muy pocos. La intensa campaña de propaganda previa los meses anteriores a la gran cita, de la cual era un elemento clave le llevaron a pasar día tras día viajando y noche tras noche acudiendo a programas de televisión y entrevista, lo que inevitablemente afectó a su programa de entrenamiento. Cuando por fin llegó la gran cita, el cansancio acumulado causó que se viera superado por unos rivales teóricamente inferiores. Perder la maratón olímpica, siendo el gran favorito de las casas de apuestas, fue considerado un acto de alta traición. <text:s/>Delito cometido: “Alta traición”.</text:p>
        </text:list-item>
      </text:list>
      <text:p text:style-name="List_20_Paragraph"/>
      <text:p text:style-name="List_20_Paragraph"/>
      <text:p text:style-name="List_20_Paragraph">Necesitariamos para empezar un paquete basico con:</text:p>
      <text:list xml:id="list8978273716242399698" text:style-name="L1">
        <text:list-item>
          <text:p text:style-name="P5">4 personajes (los tres descritos arriba y uno a determinar) (tamaño a determinar).</text:p>
        </text:list-item>
        <text:list-item>
          <text:p text:style-name="P5">Una serie de armas (algunas improvisadas, otras de fabrica: garrote, piedra, lanza) (numero a determinar) (formato carta pequeño)</text:p>
        </text:list-item>
        <text:list-item>
          <text:p text:style-name="P5">Una serie de items (todos 'de fabrica') (numero a determinar) (formato carta pequeño)</text:p>
        </text:list-item>
        <text:list-item>
          <text:p text:style-name="P5">Una serie de trampas (todas improvisadas) (numero a determinar) (formato carta pequeño)</text:p>
        </text:list-item>
        <text:list-item>
          <text:p text:style-name="P5"><text:soft-page-break/>4-6 monstruos (animales mutantes/alteraciones geneticas. Que sea razonablemente realista, partiendo de animales reales, no demasiado fantastico) (formato carta pequeño)</text:p>
        </text:list-item>
        <text:list-item>
          <text:p text:style-name="P5">Reverso de los mazos de cartas (todos).</text:p>
        </text:list-item>
      </text:list>
      <text:p text:style-name="List_20_Paragraph"/>
      <text:p text:style-name="P3">Empezariamos con un unico personaje completo <text:s/>para asegurarnos de que tenemos la misma vision del estilo y despues iriamos con el resto del paquete. </text:p>
      <text:p text:style-name="P3">Esto es lo que necesitamos para emepezar la campaña publicitaria para el lanzamienoto del juego. Si el proyecto sigue adelante nos harian falta mas encargos para completar el apartado artistico.</text:p>
      <text:p text:style-name="P3"/>
      <text:p text:style-name="P6"><text:tab/>Cuando puedas ponte en contacto conmigo para concretar precios y forma de pago. </text:p>
      <text:p text:style-name="List_20_Paragraph"/>
      <text:p text:style-name="List_20_Paragraph"/>
      <text:p text:style-name="List_20_Paragraph"/>
      <text:p text:style-name="List_20_Paragraph">Empezariamos con un encargo de un unico personaje completo para ver </text:p>
      <text:p text:style-name="List_20_Paragraph">(preguntar por los tamaños-precios)</text:p>
      <text:p text:style-name="P6"/>
      <text:p text:style-name="List_20_Paragraph"/>
      <text:p text:style-name="List_20_Paragraph"/>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Default_20_Paragraph_20_Font" style:display-name="Default Paragraph Font" style:family="text"/>
    <style:style style:name="heavyhug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ítulo_20_1_20_Car" style:display-name="Título 1 C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ListLabel_20_1" style:display-name="ListLabel 1" style:family="text">
      <style:text-properties style:font-name-complex="F"/>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novas</meta:initial-creator>
    <meta:editing-cycles>30</meta:editing-cycles>
    <meta:creation-date>2015-10-11T18:03:00</meta:creation-date>
    <dc:date>2015-10-20T00:54:32.88</dc:date>
    <meta:editing-duration>PT1H1M12S</meta:editing-duration>
    <meta:generator>OpenOffice/4.1.1$Win32 OpenOffice.org_project/411m6$Build-9775</meta:generator>
    <meta:document-statistic meta:table-count="0" meta:image-count="0" meta:object-count="0" meta:page-count="3" meta:paragraph-count="24" meta:word-count="981" meta:character-count="622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